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How are you?</text:p>
          </table:table-cell>
          <table:table-cell office:value-type="string">
            <text:p>Silence! I Kill you!</text:p>
          </table:table-cell>
          <table:table-cell office:value-type="string">
            <text:p>I'm not talking to you.</text:p>
          </table:table-cell>
          <table:table-cell office:value-type="string">
            <text:p>Hey, stupid!</text:p>
          </table:table-cell>
        </table:table-row>
        <table:table-row table:style-name="ro1">
          <table:table-cell office:value-type="string">
            <text:p>pushup</text:p>
          </table:table-cell>
          <table:table-cell office:value-type="string">
            <text:p>dance</text:p>
          </table:table-cell>
          <table:table-cell office:value-type="string">
            <text:p>do nothing</text:p>
          </table:table-cell>
          <table:table-cell/>
        </table:table-row>
        <table:table-row table:style-name="ro1">
          <table:table-cell office:value-type="string">
            <text:p>I'm sorry</text:p>
          </table:table-cell>
          <table:table-cell office:value-type="string">
            <text:p>Die!</text:p>
          </table:table-cell>
          <table:table-cell office:value-type="string">
            <text:p>Shut up!</text:p>
          </table:table-cell>
          <table:table-cell office:value-type="string">
            <text:p>You're ugly!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3">23/09/2009</text:date>, <text:time>18:0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3T17:50:27</meta:creation-date>
    <dc:date>2009-09-23T18:02:29</dc:date>
    <meta:editing-duration>PT00H10M53S</meta:editing-duration>
    <meta:editing-cycles>2</meta:editing-cycles>
    <meta:generator>OpenOffice.org/3.0$Linux OpenOffice.org_project/300m15$Build-9379</meta:generator>
    <meta:document-statistic meta:table-count="3" meta:cell-count="11" meta:object-count="0"/>
  </office:meta>
</office:document-meta>
</file>